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5e0c" officeooo:paragraph-rsid="00085e0c"/>
    </style:style>
    <style:style style:name="P2" style:family="paragraph" style:parent-style-name="Standard">
      <style:text-properties officeooo:rsid="0009459c" officeooo:paragraph-rsid="0009459c"/>
    </style:style>
    <style:style style:name="P3" style:family="paragraph" style:parent-style-name="Standard">
      <style:text-properties officeooo:rsid="000b255e" officeooo:paragraph-rsid="000b255e"/>
    </style:style>
    <style:style style:name="P4" style:family="paragraph" style:parent-style-name="Standard">
      <style:text-properties officeooo:rsid="000d2f99" officeooo:paragraph-rsid="000d2f99"/>
    </style:style>
    <style:style style:name="T1" style:family="text">
      <style:text-properties officeooo:rsid="000b255e"/>
    </style:style>
    <style:style style:name="T2" style:family="text">
      <style:text-properties officeooo:rsid="000cfb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eces of data are stored across every computer that is running as a node for access to the local discourse network. The probability of the complete file being found is based on how popular that file is within the vicinity of the network. Vicinity is both defined by geographic location and wire distance (packet transmission speed). </text:p>
      <text:p text:style-name="P1"/>
      <text:p text:style-name="P2">We need to make it so that if someone wants a certain file and their neighbor has that file, it is sent directly from the neighbor. It only makes sense, with the increasing population that we have and increasing bandwidth demands. There should be a cache in every person's network. If my neighbor is watching the same movie I want to watch on netflix, when I load it up, rather than it be sent through a new chunk of bandwidth from a centralized data storage location, it would be sent over wirelessly from my neighbor's cache via a wireless connection between our routers. </text:p>
      <text:p text:style-name="P2"><text:tab/><text:span text:style-name="T1">This would free up a lot of bandwidth in points of congestion within the network. If an ISP is against this proposal, that proves that they are against technological/human progress, since it puts less bandwidth demand on the ISP, so they don't have to worry about expanding their infrastructure, which is an expensive operation. </text:span></text:p>
      <text:p text:style-name="P2"/>
      <text:p text:style-name="P3">An AI implemented within the routers across the network. It only depends on information from its surroundings for functioning. It doesn't reach beyond its realm of concern, which is this: “there is a new request from a computer around me, do I have the file which it is requesting?”. <text:span text:style-name="T2">If it has the file, it sends <text:s/>it out, if not, it disregards the request. </text:span></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4:37:08.043593005</meta:creation-date>
    <dc:date>2016-07-17T15:11:43.022794126</dc:date>
    <meta:editing-duration>PT34M32S</meta:editing-duration>
    <meta:editing-cycles>7</meta:editing-cycles>
    <meta:generator>LibreOffice/4.3.3.2$Linux_X86_64 LibreOffice_project/430m0$Build-2</meta:generator>
    <meta:document-statistic meta:table-count="0" meta:image-count="0" meta:object-count="0" meta:page-count="1" meta:paragraph-count="4" meta:word-count="277" meta:character-count="1595" meta:non-whitespace-character-count="1316"/>
  </office:meta>
</office:document-meta>
</file>